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="Dimension_20_Lines" draw:marker-start-width="0.275cm" draw:marker-end="Dimension_20_Lines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solid" draw:fill-color="#ff420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ff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99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svg:stroke-width="0.05cm" svg:stroke-color="#0000ff" draw:marker-start-width="0.355cm" draw:marker-end-width="0.355cm" draw:fill="solid" draw:fill-color="#ff420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sub 58%"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0.5cm" svg:x="18cm" svg:y="7.5cm">
          <text:p text:style-name="P1"><text:span text:style-name="T1">Pulv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8cm" svg:y1="8cm" svg:x2="16.95cm" svg:y2="9.05cm">
          <text:p/>
        </draw:line>
        <draw:line draw:style-name="gr2" draw:text-style-name="P1" draw:layer="layout" svg:x1="18.05cm" svg:y1="7.95cm" svg:x2="15.95cm" svg:y2="9.05cm">
          <text:p/>
        </draw:line>
        <draw:line draw:style-name="gr3" draw:text-style-name="P2" draw:layer="measurelines" svg:x1="9.5cm" svg:y1="6cm" svg:x2="12cm" svg:y2="6cm">
          <text:p text:style-name="P1"><text:span text:style-name="T1">A</text:span><text:span text:style-name="T2">len</text:span><text:span text:style-name="T1"> = 3/7</text:span></text:p>
          <text:p text:style-name="P1"><text:span text:style-name="T1"/></text:p>
          <text:p text:style-name="P1"><text:span text:style-name="T1"/></text:p>
        </draw:line>
        <draw:custom-shape draw:style-name="gr4" draw:text-style-name="P3" draw:layer="layout" svg:width="0.5cm" svg:height="0.5cm" svg:x="5.504cm" svg:y="7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6.504cm" svg:y="7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7.504cm" svg:y="7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8.504cm" svg:y="7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9.504cm" svg:y="7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0.504cm" svg:y="7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5.504cm" svg:y="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6.504cm" svg:y="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7.504cm" svg:y="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8.504cm" svg:y="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1.504cm" svg:y="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5.504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6.504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7.504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8.504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5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6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7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8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9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10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1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5.504cm" svg:y="1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7.504cm" svg:y="1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8.504cm" svg:y="1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9.504cm" svg:y="1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10.504cm" svg:y="1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1.504cm" svg:y="1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6.504cm" svg:y="12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8.504cm" svg:y="12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9.504cm" svg:y="12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10.504cm" svg:y="12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1.504cm" svg:y="12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5.504cm" svg:y="13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7.504cm" svg:y="13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8.504cm" svg:y="13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504cm" svg:y="13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0.504cm" svg:y="13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1.504cm" svg:y="13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4cm" svg:height="0.649cm" svg:x="5.1cm" svg:y="13.652cm">
          <draw:text-box>
            <text:p><text:span text:style-name="T3">-0.75</text:span></text:p>
          </draw:text-box>
        </draw:frame>
        <draw:frame draw:style-name="gr7" draw:text-style-name="P4" draw:layer="layout" svg:width="1.15cm" svg:height="0.649cm" svg:x="6.2cm" svg:y="13.653cm">
          <draw:text-box>
            <text:p><text:span text:style-name="T3">-0.5</text:span></text:p>
          </draw:text-box>
        </draw:frame>
        <draw:frame draw:style-name="gr7" draw:text-style-name="P4" draw:layer="layout" svg:width="1.4cm" svg:height="0.649cm" svg:x="7.1cm" svg:y="13.653cm">
          <draw:text-box>
            <text:p><text:span text:style-name="T3">-0.25</text:span></text:p>
          </draw:text-box>
        </draw:frame>
        <draw:frame draw:style-name="gr7" draw:text-style-name="P4" draw:layer="layout" svg:width="0.7cm" svg:height="0.649cm" svg:x="8.4cm" svg:y="13.654cm">
          <draw:text-box>
            <text:p><text:span text:style-name="T3">0</text:span></text:p>
          </draw:text-box>
        </draw:frame>
        <draw:frame draw:style-name="gr7" draw:text-style-name="P4" draw:layer="layout" svg:width="1.4cm" svg:height="0.649cm" svg:x="9.2cm" svg:y="13.654cm">
          <draw:text-box>
            <text:p><text:span text:style-name="T3">0.25</text:span></text:p>
          </draw:text-box>
        </draw:frame>
        <draw:frame draw:style-name="gr7" draw:text-style-name="P4" draw:layer="layout" svg:width="1.4cm" svg:height="0.649cm" svg:x="10.3cm" svg:y="13.655cm">
          <draw:text-box>
            <text:p><text:span text:style-name="T3">0.5</text:span></text:p>
          </draw:text-box>
        </draw:frame>
        <draw:frame draw:style-name="gr7" draw:text-style-name="P4" draw:layer="layout" svg:width="1.4cm" svg:height="0.649cm" svg:x="11.2cm" svg:y="13.655cm">
          <draw:text-box>
            <text:p><text:span text:style-name="T3">0.75</text:span></text:p>
          </draw:text-box>
        </draw:frame>
        <draw:frame draw:style-name="gr7" draw:text-style-name="P4" draw:layer="layout" svg:width="1.4cm" svg:height="0.649cm" svg:x="4cm" svg:y="12.953cm">
          <draw:text-box>
            <text:p><text:span text:style-name="T3">-0.75</text:span></text:p>
          </draw:text-box>
        </draw:frame>
        <draw:frame draw:style-name="gr7" draw:text-style-name="P4" draw:layer="layout" svg:width="1.15cm" svg:height="0.649cm" svg:x="4.2cm" svg:y="11.954cm">
          <draw:text-box>
            <text:p><text:span text:style-name="T3">-0.5</text:span></text:p>
          </draw:text-box>
        </draw:frame>
        <draw:frame draw:style-name="gr7" draw:text-style-name="P4" draw:layer="layout" svg:width="1.4cm" svg:height="0.649cm" svg:x="4cm" svg:y="10.954cm">
          <draw:text-box>
            <text:p><text:span text:style-name="T3">-0.25</text:span></text:p>
          </draw:text-box>
        </draw:frame>
        <draw:frame draw:style-name="gr7" draw:text-style-name="P4" draw:layer="layout" svg:width="0.7cm" svg:height="0.649cm" svg:x="4.4cm" svg:y="9.955cm">
          <draw:text-box>
            <text:p><text:span text:style-name="T3">0</text:span></text:p>
          </draw:text-box>
        </draw:frame>
        <draw:frame draw:style-name="gr7" draw:text-style-name="P4" draw:layer="layout" svg:width="1.4cm" svg:height="0.649cm" svg:x="4.1cm" svg:y="8.955cm">
          <draw:text-box>
            <text:p><text:span text:style-name="T3">0.25</text:span></text:p>
          </draw:text-box>
        </draw:frame>
        <draw:frame draw:style-name="gr7" draw:text-style-name="P4" draw:layer="layout" svg:width="1.4cm" svg:height="0.649cm" svg:x="4.3cm" svg:y="7.956cm">
          <draw:text-box>
            <text:p><text:span text:style-name="T3">0.5</text:span></text:p>
          </draw:text-box>
        </draw:frame>
        <draw:frame draw:style-name="gr7" draw:text-style-name="P4" draw:layer="layout" svg:width="1.25cm" svg:height="0.649cm" svg:x="4.1cm" svg:y="6.956cm">
          <draw:text-box>
            <text:p><text:span text:style-name="T3">0.75</text:span></text:p>
          </draw:text-box>
        </draw:frame>
        <draw:custom-shape draw:style-name="gr4" draw:text-style-name="P3" draw:layer="layout" svg:width="0.5cm" svg:height="0.5cm" svg:x="14.504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5.504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6.504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4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15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6.50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4.504cm" svg:y="1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5.504cm" svg:y="1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16.504cm" svg:y="1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4cm" svg:height="0.649cm" svg:x="13cm" svg:y="10.954cm">
          <draw:text-box>
            <text:p><text:span text:style-name="T3">-0.25</text:span></text:p>
          </draw:text-box>
        </draw:frame>
        <draw:frame draw:style-name="gr7" draw:text-style-name="P4" draw:layer="layout" svg:width="0.7cm" svg:height="0.649cm" svg:x="13.4cm" svg:y="9.955cm">
          <draw:text-box>
            <text:p><text:span text:style-name="T3">0</text:span></text:p>
          </draw:text-box>
        </draw:frame>
        <draw:frame draw:style-name="gr7" draw:text-style-name="P4" draw:layer="layout" svg:width="1.4cm" svg:height="0.649cm" svg:x="13.1cm" svg:y="8.955cm">
          <draw:text-box>
            <text:p><text:span text:style-name="T3">0.25</text:span></text:p>
          </draw:text-box>
        </draw:frame>
        <draw:frame draw:style-name="gr7" draw:text-style-name="P4" draw:layer="layout" svg:width="1.4cm" svg:height="0.649cm" svg:x="14.1cm" svg:y="11.953cm">
          <draw:text-box>
            <text:p><text:span text:style-name="T3">-0.25</text:span></text:p>
          </draw:text-box>
        </draw:frame>
        <draw:frame draw:style-name="gr7" draw:text-style-name="P4" draw:layer="layout" svg:width="0.7cm" svg:height="0.649cm" svg:x="15.4cm" svg:y="11.954cm">
          <draw:text-box>
            <text:p><text:span text:style-name="T3">0</text:span></text:p>
          </draw:text-box>
        </draw:frame>
        <draw:frame draw:style-name="gr7" draw:text-style-name="P4" draw:layer="layout" svg:width="1.4cm" svg:height="0.649cm" svg:x="16.2cm" svg:y="11.954cm">
          <draw:text-box>
            <text:p><text:span text:style-name="T3">0.25</text:span></text:p>
          </draw:text-box>
        </draw:frame>
        <draw:frame draw:style-name="gr8" draw:text-style-name="P5" draw:layer="layout" svg:width="2cm" svg:height="0.8cm" svg:x="7.85cm" svg:y="14.35cm">
          <draw:text-box>
            <text:p><text:span text:style-name="T1">Level 1</text:span></text:p>
          </draw:text-box>
        </draw:frame>
        <draw:frame draw:style-name="gr8" draw:text-style-name="P5" draw:layer="layout" svg:width="2cm" svg:height="0.8cm" svg:x="14.85cm" svg:y="12.55cm">
          <draw:text-box>
            <text:p><text:span text:style-name="T1">Level 2</text:span></text:p>
          </draw:text-box>
        </draw:frame>
        <draw:line draw:style-name="gr2" draw:text-style-name="P1" draw:layer="layout" svg:x1="18.013cm" svg:y1="7.988cm" svg:x2="16.963cm" svg:y2="9.038cm">
          <text:p/>
        </draw:line>
        <draw:line draw:style-name="gr2" draw:text-style-name="P1" draw:layer="layout" svg:x1="18.026cm" svg:y1="7.976cm" svg:x2="14.95cm" svg:y2="9.1cm">
          <text:p/>
        </draw:line>
        <draw:line draw:style-name="gr2" draw:text-style-name="P1" draw:layer="layout" svg:x1="18.026cm" svg:y1="7.976cm" svg:x2="16.95cm" svg:y2="10.1cm">
          <text:p/>
        </draw:line>
        <draw:line draw:style-name="gr2" draw:text-style-name="P1" draw:layer="layout" svg:x1="18cm" svg:y1="8cm" svg:x2="15.95cm" svg:y2="10.1cm">
          <text:p/>
        </draw:line>
        <draw:line draw:style-name="gr2" draw:text-style-name="P1" draw:layer="layout" svg:x1="18cm" svg:y1="8cm" svg:x2="14.95cm" svg:y2="10.1cm">
          <text:p/>
        </draw:line>
        <draw:line draw:style-name="gr2" draw:text-style-name="P1" draw:layer="layout" svg:x1="18cm" svg:y1="8cm" svg:x2="14.95cm" svg:y2="11.1cm">
          <text:p/>
        </draw:line>
        <draw:line draw:style-name="gr2" draw:text-style-name="P1" draw:layer="layout" svg:x1="18.05cm" svg:y1="8cm" svg:x2="15.95cm" svg:y2="11.1cm">
          <text:p/>
        </draw:line>
        <draw:line draw:style-name="gr2" draw:text-style-name="P1" draw:layer="layout" svg:x1="18cm" svg:y1="8cm" svg:x2="16.95cm" svg:y2="11.05cm">
          <text:p/>
        </draw:line>
        <draw:frame draw:style-name="gr9" draw:text-style-name="P5" draw:layer="layout" svg:width="3.25cm" svg:height="0.866cm" svg:x="9.1cm" svg:y="6cm">
          <draw:text-box>
            <text:p><text:span text:style-name="T1">A</text:span><text:span text:style-name="T2">pos</text:span><text:span text:style-name="T1"> = (0.5,0.5)</text:span></text:p>
          </draw:text-box>
        </draw:frame>
        <draw:custom-shape draw:style-name="gr10" draw:text-style-name="P3" draw:layer="layout" svg:width="0.5cm" svg:height="0.5cm" svg:x="10.504cm" svg:y="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5cm" svg:height="0.5cm" svg:x="10.504cm" svg:y="9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1.504cm" svg:y="7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11.504cm" svg:y="9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cm" svg:height="0.5cm" svg:x="9.504cm" svg:y="8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cm" svg:height="0.5cm" svg:x="9.504cm" svg:y="9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cm" svg:height="0.5cm" svg:x="6.504cm" svg:y="11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5cm" svg:height="0.5cm" svg:x="7.504cm" svg:y="12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5.505cm" svg:y="12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cm" svg:height="0.5cm" svg:x="6.505cm" svg:y="13.0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0T10:18:08.348164541</meta:creation-date>
    <dc:date>2016-04-26T12:26:31.336667801</dc:date>
    <meta:editing-duration>PT1H36M18S</meta:editing-duration>
    <meta:editing-cycles>4</meta:editing-cycles>
    <meta:generator>LibreOffice/4.2.8.2$Linux_X86_64 LibreOffice_project/420m0$Build-2</meta:generator>
    <meta:document-statistic meta:object-count="93"/>
  </office:meta>
</office:document-meta>
</file>